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EDB Test Plan</text:title></text:p>
      <text:p text:style-name="OrgTitle"/>
      <text:p text:style-name="OrgSubtitle"><text:initial-creator>David A. Ventimiglia</text:initial-creator></text:p>
      <text:p text:style-name="OrgSubtitle"/>
      <text:p text:style-name="OrgSubtitle"><text:span text:style-name="OrgActiveTimestamp">&lt;2022-06-03 Fri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b9aa42">1. Databases</text:a></text:p>
          <text:p text:style-name="Contents_20_2"><text:a xlink:type="simple" xlink:href="#orgf208662">1.1. Postgres</text:a></text:p>
          <text:p text:style-name="Contents_20_2"><text:a xlink:type="simple" xlink:href="#orgf6aa434">1.2. Schema</text:a></text:p>
          <text:p text:style-name="Contents_20_3"><text:a xlink:type="simple" xlink:href="#orgef09e2d">1.2.1. <text:span text:style-name="OrgTodo">DONE</text:span> Table Basics</text:a></text:p>
          <text:p text:style-name="Contents_20_3"><text:a xlink:type="simple" xlink:href="#org6cc3f6c">1.2.2. <text:span text:style-name="OrgTodo">DONE</text:span> Table Relationships</text:a></text:p>
          <text:p text:style-name="Contents_20_3"><text:a xlink:type="simple" xlink:href="#org922e748">1.2.3. <text:span text:style-name="OrgTodo">TODO</text:span> Remote Relationships <text:span text:style-name="OrgTags">[<text:span text:style-name="OrgTag">DOES_NOT_INVOLVE_DB</text:span>]</text:span></text:a></text:p>
          <text:p text:style-name="Contents_20_3"><text:a xlink:type="simple" xlink:href="#orgc2f0927">1.2.4. <text:span text:style-name="OrgTodo">DONE</text:span> Extend with Views</text:a></text:p>
          <text:p text:style-name="Contents_20_3"><text:a xlink:type="simple" xlink:href="#org318be13">1.2.5. <text:span text:style-name="OrgTodo">DONE</text:span> Extend with SQL Functions</text:a></text:p>
          <text:p text:style-name="Contents_20_3"><text:a xlink:type="simple" xlink:href="#org45ec321">1.2.6. <text:span text:style-name="OrgTodo">DONE</text:span> Default field values</text:a></text:p>
          <text:p text:style-name="Contents_20_3"><text:a xlink:type="simple" xlink:href="#org293adfc">1.2.7. <text:span text:style-name="OrgTodo">DONE</text:span> Enum type fields</text:a></text:p>
          <text:p text:style-name="Contents_20_3"><text:a xlink:type="simple" xlink:href="#org0d7c13e">1.2.8. <text:span text:style-name="OrgTodo">DONE</text:span> Computed fields</text:a></text:p>
          <text:p text:style-name="Contents_20_3"><text:a xlink:type="simple" xlink:href="#org2200626">1.2.9. <text:span text:style-name="OrgTodo">DONE</text:span> Customize auto-generated fields <text:span text:style-name="OrgTags">[<text:span text:style-name="OrgTag">DOES_NOT_INVOLVE_DB</text:span>]</text:span></text:a></text:p>
          <text:p text:style-name="Contents_20_3"><text:a xlink:type="simple" xlink:href="#org6c9d0f1">1.2.10. <text:span text:style-name="OrgTodo">DONE</text:span> Data validations</text:a></text:p>
          <text:p text:style-name="Contents_20_3"><text:a xlink:type="simple" xlink:href="#orgc054769">1.2.11. <text:span text:style-name="OrgTodo">DONE</text:span> Using an existing database</text:a></text:p>
          <text:p text:style-name="Contents_20_3"><text:a xlink:type="simple" xlink:href="#orga5d6543">1.2.12. <text:span text:style-name="OrgTodo">DONE</text:span> Relay Schema <text:span text:style-name="OrgTags">[<text:span text:style-name="OrgTag">DOES_NOT_INVOLVE_DB</text:span>]</text:span></text:a></text:p>
          <text:p text:style-name="Contents_20_2"><text:a xlink:type="simple" xlink:href="#org2f38703">1.3. Queries</text:a></text:p>
          <text:p text:style-name="Contents_20_3"><text:a xlink:type="simple" xlink:href="#org3c01e26">1.3.1. <text:span text:style-name="OrgTodo">DONE</text:span> Simple object queries</text:a></text:p>
          <text:p text:style-name="Contents_20_3"><text:a xlink:type="simple" xlink:href="#orge7c1420">1.3.2. <text:span text:style-name="OrgTodo">DONE</text:span> Nested object queries</text:a></text:p>
          <text:p text:style-name="Contents_20_3"><text:a xlink:type="simple" xlink:href="#orgc6c3d70">1.3.3. <text:span text:style-name="OrgTodo">DONE</text:span> Aggregation queries</text:a></text:p>
          <text:p text:style-name="Contents_20_3"><text:a xlink:type="simple" xlink:href="#org8d97c97">1.3.4. <text:span text:style-name="OrgTodo">DONE</text:span> Filter query results / search queries</text:a></text:p>
          <text:p text:style-name="Contents_20_3"><text:a xlink:type="simple" xlink:href="#org40eac65">1.3.5. <text:span text:style-name="OrgTodo">DONE</text:span> Sort query results</text:a></text:p>
          <text:p text:style-name="Contents_20_3"><text:a xlink:type="simple" xlink:href="#org523f2dc">1.3.6. <text:span text:style-name="OrgTodo">DONE</text:span> Distinct query results</text:a></text:p>
          <text:p text:style-name="Contents_20_3"><text:a xlink:type="simple" xlink:href="#orgdb6c112">1.3.7. <text:span text:style-name="OrgTodo">TODO</text:span> Using multiple arguments <text:span text:style-name="OrgTags">[<text:span text:style-name="OrgTag">DOES_NOT_INVOLVE_DB</text:span>]</text:span></text:a></text:p>
          <text:p text:style-name="Contents_20_3"><text:a xlink:type="simple" xlink:href="#orgdb57b6b">1.3.8. <text:span text:style-name="OrgTodo">TODO</text:span> Multiple queries in a request <text:span text:style-name="OrgTags">[<text:span text:style-name="OrgTag">DOES_NOT_INVOLVE_DB</text:span>]</text:span></text:a></text:p>
          <text:p text:style-name="Contents_20_3"><text:a xlink:type="simple" xlink:href="#org63f2063">1.3.9. <text:span text:style-name="OrgTodo">TODO</text:span> Using variables / aliases / fragments / directives <text:span text:style-name="OrgTags">[<text:span text:style-name="OrgTag">DOES_NOT_INVOLVE_DB</text:span>]</text:span></text:a></text:p>
          <text:p text:style-name="Contents_20_3"><text:a xlink:type="simple" xlink:href="#org0e35edb">1.3.10. <text:span text:style-name="OrgTodo">TODO</text:span> Query performance</text:a></text:p>
          <text:p text:style-name="Contents_20_2"><text:a xlink:type="simple" xlink:href="#orge4fad0a">1.4. Mutations</text:a></text:p>
          <text:p text:style-name="Contents_20_3"><text:a xlink:type="simple" xlink:href="#orgcb6a610">1.4.1. <text:span text:style-name="OrgTodo">DONE</text:span> Insert</text:a></text:p>
          <text:p text:style-name="Contents_20_3"><text:a xlink:type="simple" xlink:href="#orgbd0a2cc">1.4.2. <text:span text:style-name="OrgTodo">TODO</text:span> Upsert</text:a></text:p>
          <text:p text:style-name="Contents_20_3"><text:a xlink:type="simple" xlink:href="#org0198eec">1.4.3. <text:span text:style-name="OrgTodo">DONE</text:span> Update</text:a></text:p>
          <text:p text:style-name="Contents_20_3"><text:a xlink:type="simple" xlink:href="#org43fb472">1.4.4. <text:span text:style-name="OrgTodo">TODO</text:span> Delete</text:a></text:p>
          <text:p text:style-name="Contents_20_3"><text:a xlink:type="simple" xlink:href="#orgc1a16de">1.4.5. <text:span text:style-name="OrgTodo">TODO</text:span> Multiple mutations in a request</text:a></text:p>
          <text:p text:style-name="Contents_20_2"><text:a xlink:type="simple" xlink:href="#org5e2d78f">1.5. Subscriptions</text:a></text:p>
          <text:p text:style-name="Contents_20_3"><text:a xlink:type="simple" xlink:href="#org5c11af2">1.5.1. <text:span text:style-name="OrgTodo">TODO</text:span> Live queries</text:a></text:p>
          <text:p text:style-name="Contents_20_2"><text:a xlink:type="simple" xlink:href="#org516c1b0">1.6. Supported Postgres types</text:a></text:p>
          <text:p text:style-name="Contents_20_3"><text:a xlink:type="simple" xlink:href="#org9c0f28e">1.6.1. <text:span text:style-name="OrgTodo">DONE</text:span> Perform inserts on the <text:span text:style-name="OrgCode">misc</text:span> table.</text:a></text:p>
          <text:p text:style-name="Contents_20_1"><text:a xlink:type="simple" xlink:href="#org7dad820">2. Remote Schema</text:a></text:p>
          <text:p text:style-name="Contents_20_2"><text:a xlink:type="simple" xlink:href="#org210a75a">2.1. Remote relationships</text:a></text:p>
          <text:p text:style-name="Contents_20_3"><text:a xlink:type="simple" xlink:href="#org7970794">2.1.1. <text:span text:style-name="OrgTodo">TODO</text:span> To remote database</text:a></text:p>
          <text:p text:style-name="Contents_20_3"><text:a xlink:type="simple" xlink:href="#orgf29dd78">2.1.2. <text:span text:style-name="OrgTodo">TODO</text:span> To Remote Schema <text:span text:style-name="OrgTags">[<text:span text:style-name="OrgTag">DOES_NOT_INVOLVE_DB</text:span>]</text:span></text:a></text:p>
          <text:p text:style-name="Contents_20_2"><text:a xlink:type="simple" xlink:href="#orgaf780a6">2.2. Authorization in remote schema</text:a></text:p>
          <text:p text:style-name="Contents_20_3"><text:a xlink:type="simple" xlink:href="#orgcdee305">2.2.1. <text:span text:style-name="OrgTodo">TODO</text:span> Forwarding auth context to/from remote schema <text:span text:style-name="OrgTags">[<text:span text:style-name="OrgTag">DOES_NOT_INVOLVE_DB</text:span>]</text:span></text:a></text:p>
          <text:p text:style-name="Contents_20_3"><text:a xlink:type="simple" xlink:href="#orgb0c6b77">2.2.2. <text:span text:style-name="OrgTodo">TODO</text:span> Remote schema permissions <text:span text:style-name="OrgTags">[<text:span text:style-name="OrgTag">DOES_NOT_INVOLVE_DB</text:span>]</text:span></text:a></text:p>
          <text:p text:style-name="Contents_20_3"><text:a xlink:type="simple" xlink:href="#org6e7383c">2.2.3. <text:span text:style-name="OrgTodo">TODO</text:span> Bypassing Hasura's auth for remote schema <text:span text:style-name="OrgTags">[<text:span text:style-name="OrgTag">DOES_NOT_INVOLVE_DB</text:span>]</text:span></text:a></text:p>
          <text:p text:style-name="Contents_20_1"><text:a xlink:type="simple" xlink:href="#org1a3f72d">3. Event Triggers</text:a></text:p>
          <text:p text:style-name="Contents_20_2"><text:a xlink:type="simple" xlink:href="#org215bf6c">3.1. Creating an Event Trigger</text:a></text:p>
          <text:p text:style-name="Contents_20_3"><text:a xlink:type="simple" xlink:href="#org0882e0e">3.1.1. <text:span text:style-name="OrgTodo">TODO</text:span> Create an insert trigger</text:a></text:p>
          <text:p text:style-name="Contents_20_3"><text:a xlink:type="simple" xlink:href="#org3bfe3e3">3.1.2. <text:span text:style-name="OrgTodo">TODO</text:span> Create an update trigger</text:a></text:p>
          <text:p text:style-name="Contents_20_1"><text:a xlink:type="simple" xlink:href="#orge31bf29">4. Scheduled Triggers</text:a></text:p>
          <text:p text:style-name="Contents_20_2"><text:a xlink:type="simple" xlink:href="#org2b4594f">4.1. Creating a chron trigger</text:a></text:p>
          <text:p text:style-name="Contents_20_3"><text:a xlink:type="simple" xlink:href="#orgbe8f23c">4.1.1. <text:span text:style-name="OrgTodo">TODO</text:span> Create a chron trigger</text:a></text:p>
          <text:p text:style-name="Contents_20_2"><text:a xlink:type="simple" xlink:href="#org3b552d8">4.2. Creating a one-off scheduled event</text:a></text:p>
          <text:p text:style-name="Contents_20_3"><text:a xlink:type="simple" xlink:href="#org5329336">4.2.1. <text:span text:style-name="OrgTodo">TODO</text:span> Create a one-off scheduled event</text:a></text:p>
          <text:p text:style-name="Contents_20_2"><text:a xlink:type="simple" xlink:href="#org3894d37">4.3. Cleaning up scheduled triggers data</text:a></text:p>
          <text:p text:style-name="Contents_20_3"><text:a xlink:type="simple" xlink:href="#orgae83ca2">4.3.1. <text:span text:style-name="OrgTodo">TODO</text:span> Clear Everything</text:a></text:p>
          <text:p text:style-name="Contents_20_1"><text:a xlink:type="simple" xlink:href="#org1f51839">5. Test Matrix</text:a></text:p>
          <text:p text:style-name="Contents_20_2"><text:a xlink:type="simple" xlink:href="#org2b29bc9">5.1. NOTES</text:a></text:p>
        </text:index-body>
      </text:table-of-content>
      <text:h text:style-name="Heading_20_1" text:outline-level="1" text:is-list-header="false">
<text:bookmark-start text:name="OrgXref.org3b9aa42"/>
<text:bookmark text:name="org3b9aa42"/>Databases
<text:bookmark-end text:name="OrgXref.org3b9aa42"/></text:h>
      <text:h text:style-name="Heading_20_2" text:outline-level="2" text:is-list-header="false">
<text:bookmark-start text:name="OrgXref.orgf208662"/>
<text:bookmark text:name="orgf208662"/>Postgres
<text:bookmark-end text:name="OrgXref.orgf208662"/></text:h>
      <text:h text:style-name="Heading_20_2" text:outline-level="2" text:is-list-header="false">
<text:bookmark-start text:name="OrgXref.orgf6aa434"/>
<text:bookmark text:name="orgf6aa434"/>Schema
<text:bookmark-end text:name="OrgXref.orgf6aa434"/></text:h>
      <text:h text:style-name="Heading_20_3" text:outline-level="3" text:is-list-header="false">
<text:bookmark-start text:name="OrgXref.orgef09e2d"/>
<text:bookmark text:name="orgef09e2d"/><text:span text:style-name="OrgDone">DONE</text:span> Table Basics
<text:bookmark-end text:name="OrgXref.orgef09e2d"/></text:h>
      <text:list text:style-name="OrgBulletedList" text:continue-numbering="false">
        <text:list-item>
          <text:p text:style-name="Text_20_body"><text:span text:style-name="OrgCode">[✓] </text:span>Add database
</text:p>
        </text:list-item>
        <text:list-item>
          <text:p text:style-name="Text_20_body"><text:span text:style-name="OrgCode">[✓] </text:span>Add account and product tables
</text:p>
        </text:list-item>
        <text:list-item>
          <text:p text:style-name="Text_20_body"><text:span text:style-name="OrgCode">[✓] </text:span>Add account and product data
</text:p>
        </text:list-item>
        <text:list-item>
          <text:p text:style-name="Text_20_body"><text:span text:style-name="OrgCode">[✓] </text:span>Perform CRUD operations
</text:p>
          <text:list text:style-name="OrgBulletedList" text:continue-numbering="true">
            <text:list-item>
              <text:p text:style-name="Text_20_body">Read
</text:p>
              <text:p text:style-name="OrgSrcBlock"><text:span text:style-name="OrgSrcFontLockKeywordFace">query</text:span><text:s/><text:span text:style-name="OrgSrcFontLockFunctionNameFace">MyQuery</text:span><text:s/>{</text:p>
              <text:p text:style-name="OrgSrcBlock"><text:s/><text:s/>account(<text:span text:style-name="OrgSrcFontLockVariableNameFace">order_by</text:span>:<text:s/>{<text:span text:style-name="OrgSrcFontLockVariableNameFace">name</text:span>:<text:s/><text:span text:style-name="OrgSrcFontLockTypeFace">asc</text:span>},<text:s/>limit:<text:s/><text:span text:style-name="OrgSrcFontLockTypeFace">10</text:span>)<text:s/>{</text:p>
              <text:p text:style-name="OrgSrcBlock"><text:s/><text:s/><text:s/><text:s/>id</text:p>
              <text:p text:style-name="OrgSrcBlock"><text:s/><text:s/><text:s/><text:s/>name</text:p>
              <text:p text:style-name="OrgSrcBlock"><text:s/><text:s/><text:s/><text:s/>created_at</text:p>
              <text:p text:style-name="OrgSrcBlock"><text:s/><text:s/><text:s/><text:s/>updated_at</text:p>
              <text:p text:style-name="OrgSrcBlock"><text:s/><text:s/>}</text:p>
              <text:p text:style-name="OrgSrcBlockLastLine">}</text:p>
              <text:p text:style-name="OrgSrcBlock"><text:span text:style-name="OrgSrcFontLockKeywordFace">query</text:span><text:s/><text:span text:style-name="OrgSrcFontLockFunctionNameFace">MyQuery</text:span><text:s/>{</text:p>
              <text:p text:style-name="OrgSrcBlock"><text:s/><text:s/>product(<text:span text:style-name="OrgSrcFontLockVariableNameFace">order_by</text:span>:<text:s/>{<text:span text:style-name="OrgSrcFontLockVariableNameFace">price</text:span>:<text:s/><text:span text:style-name="OrgSrcFontLockTypeFace">asc</text:span>},<text:s/>limit:<text:s/><text:span text:style-name="OrgSrcFontLockTypeFace">10</text:span>)<text:s/>{</text:p>
              <text:p text:style-name="OrgSrcBlock"><text:s/><text:s/><text:s/><text:s/>id</text:p>
              <text:p text:style-name="OrgSrcBlock"><text:s/><text:s/><text:s/><text:s/>name</text:p>
              <text:p text:style-name="OrgSrcBlock"><text:s/><text:s/><text:s/><text:s/>price</text:p>
              <text:p text:style-name="OrgSrcBlock"><text:s/><text:s/><text:s/><text:s/>updated_at</text:p>
              <text:p text:style-name="OrgSrcBlock"><text:s/><text:s/><text:s/><text:s/>created_at</text:p>
              <text:p text:style-name="OrgSrcBlock"><text:s/><text:s/>}</text:p>
              <text:p text:style-name="OrgSrcBlockLastLine">}</text:p>
            </text:list-item>
            <text:list-item>
              <text:p text:style-name="Text_20_body">Insert
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insert_account(<text:span text:style-name="OrgSrcFontLockVariableNameFace">objects</text:span>:<text:s/>{<text:span text:style-name="OrgSrcFontLockVariableNameFace">name</text:span>:<text:s/><text:span text:style-name="OrgSrcFontLockStringFace">"John<text:s/>Doe"</text:span>})<text:s/>{</text:p>
              <text:p text:style-name="OrgSrcBlock"><text:s/><text:s/><text:s/><text:s/>affected_rows</text:p>
              <text:p text:style-name="OrgSrcBlock"><text:s/><text:s/>}</text:p>
              <text:p text:style-name="OrgSrcBlockLastLine">}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insert_product(<text:span text:style-name="OrgSrcFontLockVariableNameFace">objects</text:span>:<text:s/>{<text:span text:style-name="OrgSrcFontLockVariableNameFace">name</text:span>:<text:s/><text:span text:style-name="OrgSrcFontLockStringFace">"Doughnut"</text:span>,<text:s/>price:<text:s/><text:span text:style-name="OrgSrcFontLockTypeFace">100</text:span>})<text:s/>{</text:p>
              <text:p text:style-name="OrgSrcBlock"><text:s/><text:s/><text:s/><text:s/>returning<text:s/>{</text:p>
              <text:p text:style-name="OrgSrcBlock"><text:s/><text:s/><text:s/><text:s/><text:s/><text:s/>id</text:p>
              <text:p text:style-name="OrgSrcBlock"><text:s/><text:s/><text:s/><text:s/><text:s/><text:s/>name</text:p>
              <text:p text:style-name="OrgSrcBlock"><text:s/><text:s/><text:s/><text:s/><text:s/><text:s/>price</text:p>
              <text:p text:style-name="OrgSrcBlock"><text:s/><text:s/><text:s/><text:s/><text:s/><text:s/>updated_at</text:p>
              <text:p text:style-name="OrgSrcBlock"><text:s/><text:s/><text:s/><text:s/><text:s/><text:s/>created_at</text:p>
              <text:p text:style-name="OrgSrcBlock"><text:s/><text:s/><text:s/><text:s/>}</text:p>
              <text:p text:style-name="OrgSrcBlock"><text:s/><text:s/>}</text:p>
              <text:p text:style-name="OrgSrcBlockLastLine">}</text:p>
            </text:list-item>
            <text:list-item>
              <text:p text:style-name="Text_20_body">Update
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update_account(<text:span text:style-name="OrgSrcFontLockVariableNameFace">where</text:span>:<text:s/>{<text:span text:style-name="OrgSrcFontLockVariableNameFace">name</text:span>:<text:s/>{_eq:<text:s/><text:span text:style-name="OrgSrcFontLockStringFace">"John<text:s/>Doe"</text:span>}},<text:s/>_set:<text:s/>{name:<text:s/><text:span text:style-name="OrgSrcFontLockStringFace">"Jane<text:s/>Doe"</text:span>})<text:s/>{</text:p>
              <text:p text:style-name="OrgSrcBlock"><text:s/><text:s/><text:s/><text:s/>affected_rows</text:p>
              <text:p text:style-name="OrgSrcBlock"><text:s/><text:s/>}</text:p>
              <text:p text:style-name="OrgSrcBlockLastLine">}</text:p>
            </text:list-item>
            <text:list-item>
              <text:p text:style-name="Text_20_body">Delete
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<text:s/><text:s/>delete_product(<text:span text:style-name="OrgSrcFontLockVariableNameFace">where</text:span>:<text:s/>{<text:span text:style-name="OrgSrcFontLockVariableNameFace">name</text:span>:<text:s/>{_eq:<text:s/><text:span text:style-name="OrgSrcFontLockStringFace">"Doughnut"</text:span>}})<text:s/>{</text:p>
              <text:p text:style-name="OrgSrcBlock"><text:s/><text:s/><text:s/><text:s/><text:s/><text:s/>affected_rows</text:p>
              <text:p text:style-name="OrgSrcBlock"><text:s/><text:s/><text:s/><text:s/>}</text:p>
              <text:p text:style-name="OrgSrcBlockLastLine"><text:s/><text:s/>}</text:p>
            </text:list-item>
          </text:list>
        </text:list-item>
      </text:list>
      <text:h text:style-name="Heading_20_3" text:outline-level="3" text:is-list-header="false">
<text:bookmark-start text:name="OrgXref.org6cc3f6c"/>
<text:bookmark text:name="org6cc3f6c"/><text:span text:style-name="OrgDone">DONE</text:span> Table Relationships
<text:bookmark-end text:name="OrgXref.org6cc3f6c"/></text:h>
      <text:list text:style-name="OrgBulletedList" text:continue-numbering="false">
        <text:list-item>
          <text:p text:style-name="Text_20_body"><text:span text:style-name="OrgCode">[✓] </text:span>Add the order and order detail tables
</text:p>
        </text:list-item>
        <text:list-item>
          <text:p text:style-name="Text_20_body"><text:span text:style-name="OrgCode">[✓] </text:span>Add relationships for account, order, order detail, and product
</text:p>
        </text:list-item>
        <text:list-item>
          <text:p text:style-name="Text_20_body"><text:span text:style-name="OrgCode">[✓] </text:span>Generate order and order detail data
</text:p>
        </text:list-item>
        <text:list-item>
          <text:p text:style-name="Text_20_body"><text:span text:style-name="OrgCode">[✓] </text:span>Perform queries across relationships
</text:p>
          <text:p text:style-name="OrgSrcBlock"><text:span text:style-name="OrgSrcFontLockKeywordFace">query</text:span><text:s/><text:span text:style-name="OrgSrcFontLockFunctionNameFace">MyQuery</text:span><text:s/>{</text:p>
          <text:p text:style-name="OrgSrcBlock"><text:s/><text:s/>account(<text:span text:style-name="OrgSrcFontLockVariableNameFace">limit</text:span>:<text:s/><text:span text:style-name="OrgSrcFontLockTypeFace">2</text:span>)<text:s/>{</text:p>
          <text:p text:style-name="OrgSrcBlock"><text:s/><text:s/><text:s/><text:s/>id</text:p>
          <text:p text:style-name="OrgSrcBlock"><text:s/><text:s/><text:s/><text:s/>name</text:p>
          <text:p text:style-name="OrgSrcBlock"><text:s/><text:s/><text:s/><text:s/>created_at</text:p>
          <text:p text:style-name="OrgSrcBlock"><text:s/><text:s/><text:s/><text:s/>updated_at</text:p>
          <text:p text:style-name="OrgSrcBlock"><text:s/><text:s/><text:s/><text:s/>orders<text:s/>{</text:p>
          <text:p text:style-name="OrgSrcBlock"><text:s/><text:s/><text:s/><text:s/><text:s/><text:s/>id</text:p>
          <text:p text:style-name="OrgSrcBlock"><text:s/><text:s/><text:s/><text:s/><text:s/><text:s/>created_at</text:p>
          <text:p text:style-name="OrgSrcBlock"><text:s/><text:s/><text:s/><text:s/><text:s/><text:s/>updated_at</text:p>
          <text:p text:style-name="OrgSrcBlock"><text:s/><text:s/><text:s/><text:s/><text:s/><text:s/>order_details<text:s/>{</text:p>
          <text:p text:style-name="OrgSrcBlock"><text:tab/>id</text:p>
          <text:p text:style-name="OrgSrcBlock"><text:tab/>created_at</text:p>
          <text:p text:style-name="OrgSrcBlock"><text:tab/>updated_at</text:p>
          <text:p text:style-name="OrgSrcBlock"><text:tab/>units</text:p>
          <text:p text:style-name="OrgSrcBlock"><text:tab/>product<text:s/>{</text:p>
          <text:p text:style-name="OrgSrcBlock"><text:tab/><text:s/><text:s/>id</text:p>
          <text:p text:style-name="OrgSrcBlock"><text:tab/><text:s/><text:s/>name</text:p>
          <text:p text:style-name="OrgSrcBlock"><text:tab/><text:s/><text:s/>created_at</text:p>
          <text:p text:style-name="OrgSrcBlock"><text:tab/><text:s/><text:s/>updated_at</text:p>
          <text:p text:style-name="OrgSrcBlock"><text:tab/><text:s/><text:s/>price</text:p>
          <text:p text:style-name="OrgSrcBlock"><text:tab/>}</text:p>
          <text:p text:style-name="OrgSrcBlock"><text:s/><text:s/><text:s/><text:s/><text:s/><text:s/>}</text:p>
          <text:p text:style-name="OrgSrcBlock"><text:s/><text:s/><text:s/><text:s/>}</text:p>
          <text:p text:style-name="OrgSrcBlock"><text:s/><text:s/>}</text:p>
          <text:p text:style-name="OrgSrcBlockLastLine">}</text:p>
        </text:list-item>
      </text:list>
      <text:h text:style-name="Heading_20_3" text:outline-level="3" text:is-list-header="false">
<text:bookmark-start text:name="OrgXref.org922e748"/>
<text:bookmark text:name="org922e748"/><text:span text:style-name="OrgTodo">TODO</text:span> Remote Relationships<text:tab/><text:span text:style-name="OrgTags">[<text:span text:style-name="OrgTag">DOES_NOT_INVOLVE_DB</text:span>]</text:span>
<text:bookmark-end text:name="OrgXref.org922e748"/></text:h>
      <text:h text:style-name="Heading_20_3" text:outline-level="3" text:is-list-header="false">
<text:bookmark-start text:name="OrgXref.orgc2f0927"/>
<text:bookmark text:name="orgc2f0927"/><text:span text:style-name="OrgDone">DONE</text:span> Extend with Views
<text:bookmark-end text:name="OrgXref.orgc2f0927"/></text:h>
      <text:list text:style-name="OrgBulletedList" text:continue-numbering="false">
        <text:list-item>
          <text:p text:style-name="Text_20_body"><text:span text:style-name="OrgCode">[✓] </text:span>Add account<text:span text:style-name="OrgSubscript">summary</text:span> view and relationships
</text:p>
        </text:list-item>
        <text:list-item>
          <text:p text:style-name="Text_20_body"><text:span text:style-name="OrgCode">[✓] </text:span>Query across table and view relationships
</text:p>
          <text:p text:style-name="OrgSrcBlock"><text:span text:style-name="OrgSrcFontLockKeywordFace">query</text:span><text:s/><text:span text:style-name="OrgSrcFontLockFunctionNameFace">MyQuery</text:span><text:s/>{</text:p>
          <text:p text:style-name="OrgSrcBlock"><text:s/><text:s/>account_summary(<text:span text:style-name="OrgSrcFontLockVariableNameFace">limit</text:span>:<text:s/><text:span text:style-name="OrgSrcFontLockTypeFace">10</text:span>)<text:s/>{</text:p>
          <text:p text:style-name="OrgSrcBlock"><text:s/><text:s/><text:s/><text:s/>id</text:p>
          <text:p text:style-name="OrgSrcBlock"><text:s/><text:s/><text:s/><text:s/>sum</text:p>
          <text:p text:style-name="OrgSrcBlock"><text:s/><text:s/><text:s/><text:s/>account<text:s/>{</text:p>
          <text:p text:style-name="OrgSrcBlock"><text:s/><text:s/><text:s/><text:s/><text:s/><text:s/>name</text:p>
          <text:p text:style-name="OrgSrcBlock"><text:s/><text:s/><text:s/><text:s/>}</text:p>
          <text:p text:style-name="OrgSrcBlock"><text:s/><text:s/>}</text:p>
          <text:p text:style-name="OrgSrcBlockLastLine">}</text:p>
        </text:list-item>
      </text:list>
      <text:h text:style-name="Heading_20_3" text:outline-level="3" text:is-list-header="false">
<text:bookmark-start text:name="OrgXref.org318be13"/>
<text:bookmark text:name="org318be13"/><text:span text:style-name="OrgDone">DONE</text:span> Extend with SQL Functions
<text:bookmark-end text:name="OrgXref.org318be13"/></text:h>
      <text:list text:style-name="OrgBulletedList" text:continue-numbering="false">
        <text:list-item>
          <text:p text:style-name="Text_20_body"><text:span text:style-name="OrgCode">[✓] </text:span>Add search functions
</text:p>
        </text:list-item>
        <text:list-item>
          <text:p text:style-name="Text_20_body"><text:span text:style-name="OrgCode">[✓] </text:span>Query search functions
</text:p>
          <text:p text:style-name="OrgSrcBlock"><text:span text:style-name="OrgSrcFontLockKeywordFace">query</text:span><text:s/><text:span text:style-name="OrgSrcFontLockFunctionNameFace">MyQuery</text:span><text:s/>{</text:p>
          <text:p text:style-name="OrgSrcBlock"><text:s/><text:s/>product_search(<text:span text:style-name="OrgSrcFontLockVariableNameFace">args</text:span>:<text:s/>{<text:span text:style-name="OrgSrcFontLockVariableNameFace">search</text:span>:<text:s/><text:span text:style-name="OrgSrcFontLockStringFace">"apple"</text:span>})<text:s/>{</text:p>
          <text:p text:style-name="OrgSrcBlock"><text:s/><text:s/><text:s/><text:s/>name</text:p>
          <text:p text:style-name="OrgSrcBlock"><text:s/><text:s/><text:s/><text:s/>price</text:p>
          <text:p text:style-name="OrgSrcBlock"><text:s/><text:s/>}</text:p>
          <text:p text:style-name="OrgSrcBlockLastLine">}</text:p>
          <text:p text:style-name="OrgSrcBlock"><text:span text:style-name="OrgSrcFontLockKeywordFace">query</text:span><text:s/><text:span text:style-name="OrgSrcFontLockFunctionNameFace">MyQuery</text:span><text:s/>{</text:p>
          <text:p text:style-name="OrgSrcBlock"><text:s/><text:s/>product_fuzzy_search(<text:span text:style-name="OrgSrcFontLockVariableNameFace">args</text:span>:<text:s/>{<text:span text:style-name="OrgSrcFontLockVariableNameFace">search</text:span>:<text:s/><text:span text:style-name="OrgSrcFontLockStringFace">"apple"</text:span>})<text:s/>{</text:p>
          <text:p text:style-name="OrgSrcBlock"><text:s/><text:s/><text:s/><text:s/>name</text:p>
          <text:p text:style-name="OrgSrcBlock"><text:s/><text:s/><text:s/><text:s/>price</text:p>
          <text:p text:style-name="OrgSrcBlock"><text:s/><text:s/>}</text:p>
          <text:p text:style-name="OrgSrcBlockLastLine">}</text:p>
        </text:list-item>
      </text:list>
      <text:h text:style-name="Heading_20_3" text:outline-level="3" text:is-list-header="false">
<text:bookmark-start text:name="OrgXref.org45ec321"/>
<text:bookmark text:name="org45ec321"/><text:span text:style-name="OrgDone">DONE</text:span> Default field values
<text:bookmark-end text:name="OrgXref.org45ec321"/></text:h>
      <text:h text:style-name="Heading_20_3" text:outline-level="3" text:is-list-header="false">
<text:bookmark-start text:name="OrgXref.org293adfc"/>
<text:bookmark text:name="org293adfc"/><text:span text:style-name="OrgDone">DONE</text:span> Enum type fields
<text:bookmark-end text:name="OrgXref.org293adfc"/></text:h>
      <text:list text:style-name="OrgBulletedList" text:continue-numbering="false">
        <text:list-item>
          <text:p text:style-name="Text_20_body"><text:span text:style-name="OrgCode">[✓] </text:span>Create a native Postgres enum type for order status.
</text:p>
        </text:list-item>
        <text:list-item>
          <text:p text:style-name="Text_20_body"><text:span text:style-name="OrgCode">[✓] </text:span>Create a enum table for region and track it as order sales<text:span text:style-name="OrgSubscript">region</text:span>.
</text:p>
        </text:list-item>
      </text:list>
      <text:h text:style-name="Heading_20_3" text:outline-level="3" text:is-list-header="false">
<text:bookmark-start text:name="OrgXref.org0d7c13e"/>
<text:bookmark text:name="org0d7c13e"/><text:span text:style-name="OrgDone">DONE</text:span> Computed fields
<text:bookmark-end text:name="OrgXref.org0d7c13e"/></text:h>
      <text:list text:style-name="OrgBulletedList" text:continue-numbering="false">
        <text:list-item>
          <text:p text:style-name="Text_20_body"><text:span text:style-name="OrgCode">[✓] </text:span>Add product<text:span text:style-name="OrgSubscript">sku</text:span> function and track it as a computed field
</text:p>
        </text:list-item>
        <text:list-item>
          <text:p text:style-name="Text_20_body"><text:span text:style-name="OrgCode">[✓] </text:span>Query product table with computed field
</text:p>
        </text:list-item>
      </text:list>
      <text:p text:style-name="OrgSrcBlock">query<text:s/>{</text:p>
      <text:p text:style-name="OrgSrcBlock"><text:s/><text:s/>product(<text:span text:style-name="OrgSrcFontLockVariableNameFace">limit</text:span>:<text:s/><text:span text:style-name="OrgSrcFontLockTypeFace">10</text:span>)<text:s/>{</text:p>
      <text:p text:style-name="OrgSrcBlock"><text:s/><text:s/><text:s/><text:s/>id</text:p>
      <text:p text:style-name="OrgSrcBlock"><text:s/><text:s/><text:s/><text:s/>name</text:p>
      <text:p text:style-name="OrgSrcBlock"><text:s/><text:s/><text:s/><text:s/>price</text:p>
      <text:p text:style-name="OrgSrcBlock"><text:s/><text:s/><text:s/><text:s/>sku</text:p>
      <text:p text:style-name="OrgSrcBlock"><text:s/><text:s/>}</text:p>
      <text:p text:style-name="OrgSrcBlockLastLine">}</text:p>
      <text:h text:style-name="Heading_20_3" text:outline-level="3" text:is-list-header="false">
<text:bookmark-start text:name="OrgXref.org2200626"/>
<text:bookmark text:name="org2200626"/><text:span text:style-name="OrgDone">DONE</text:span> Customize auto-generated fields<text:tab/><text:span text:style-name="OrgTags">[<text:span text:style-name="OrgTag">DOES_NOT_INVOLVE_DB</text:span>]</text:span>
<text:bookmark-end text:name="OrgXref.org2200626"/></text:h>
      <text:list text:style-name="OrgBulletedList" text:continue-numbering="false">
        <text:list-item>
          <text:p text:style-name="Text_20_body"><text:span text:style-name="OrgCode">[✓] </text:span>Change order.status to order.state for the GraphQL field name
</text:p>
        </text:list-item>
      </text:list>
      <text:h text:style-name="Heading_20_3" text:outline-level="3" text:is-list-header="false">
<text:bookmark-start text:name="OrgXref.org6c9d0f1"/>
<text:bookmark text:name="org6c9d0f1"/><text:span text:style-name="OrgDone">DONE</text:span> Data validations
<text:bookmark-end text:name="OrgXref.org6c9d0f1"/></text:h>
      <text:list text:style-name="OrgBulletedList" text:continue-numbering="false">
        <text:list-item>
          <text:p text:style-name="Text_20_body"><text:span text:style-name="OrgCode">[✓] </text:span>Add non<text:span text:style-name="OrgSubscript">negative</text:span><text:span text:style-name="OrgSubscript">price</text:span> check constraint
</text:p>
        </text:list-item>
        <text:list-item>
          <text:p text:style-name="Text_20_body"><text:span text:style-name="OrgCode">[✓] </text:span>Attempt mutations with and without negative prices
</text:p>
          <text:p text:style-name="OrgSrcBlock"><text:span text:style-name="OrgSrcFontLockKeywordFace">mutation</text:span><text:s/><text:span text:style-name="OrgSrcFontLockFunctionNameFace">MyMutation</text:span><text:s/>{</text:p>
          <text:p text:style-name="OrgSrcBlock"><text:s/><text:s/>update_product(<text:span text:style-name="OrgSrcFontLockVariableNameFace">where</text:span>:<text:s/>{<text:span text:style-name="OrgSrcFontLockVariableNameFace">name</text:span>:<text:s/>{_eq:<text:s/><text:span text:style-name="OrgSrcFontLockStringFace">"Chilli<text:s/>Paste,<text:s/>Sambal<text:s/>Oelek"</text:span>}},<text:s/>_set:<text:s/>{price:<text:s/><text:span text:style-name="OrgSrcFontLockTypeFace">10</text:span>})<text:s/>{</text:p>
          <text:p text:style-name="OrgSrcBlock"><text:s/><text:s/><text:s/><text:s/>affected_rows</text:p>
          <text:p text:style-name="OrgSrcBlock"><text:s/><text:s/>}</text:p>
          <text:p text:style-name="OrgSrcBlockLastLine">}</text:p>
          <text:p text:style-name="OrgSrcBlock"><text:span text:style-name="OrgSrcFontLockKeywordFace">mutation</text:span><text:s/><text:span text:style-name="OrgSrcFontLockFunctionNameFace">MyMutation</text:span><text:s/>{</text:p>
          <text:p text:style-name="OrgSrcBlock"><text:s/><text:s/>update_product(<text:span text:style-name="OrgSrcFontLockVariableNameFace">where</text:span>:<text:s/>{<text:span text:style-name="OrgSrcFontLockVariableNameFace">name</text:span>:<text:s/>{_eq:<text:s/><text:span text:style-name="OrgSrcFontLockStringFace">"Pastry<text:s/>-<text:s/>Raisin<text:s/>Muffin<text:s/>-<text:s/>Mini"</text:span>}},<text:s/>_set:<text:s/>{price:<text:s/><text:span text:style-name="OrgSrcFontLockTypeFace">-10</text:span>})<text:s/>{</text:p>
          <text:p text:style-name="OrgSrcBlock"><text:s/><text:s/><text:s/><text:s/>affected_rows</text:p>
          <text:p text:style-name="OrgSrcBlock"><text:s/><text:s/>}</text:p>
          <text:p text:style-name="OrgSrcBlockLastLine">}</text:p>
        </text:list-item>
      </text:list>
      <text:h text:style-name="Heading_20_3" text:outline-level="3" text:is-list-header="false">
<text:bookmark-start text:name="OrgXref.orgc054769"/>
<text:bookmark text:name="orgc054769"/><text:span text:style-name="OrgDone">DONE</text:span> Using an existing database
<text:bookmark-end text:name="OrgXref.orgc054769"/></text:h>
      <text:h text:style-name="Heading_20_3" text:outline-level="3" text:is-list-header="false">
<text:bookmark-start text:name="OrgXref.orga5d6543"/>
<text:bookmark text:name="orga5d6543"/><text:span text:style-name="OrgDone">DONE</text:span> Relay Schema<text:tab/><text:span text:style-name="OrgTags">[<text:span text:style-name="OrgTag">DOES_NOT_INVOLVE_DB</text:span>]</text:span>
<text:bookmark-end text:name="OrgXref.orga5d6543"/></text:h>
      <text:list text:style-name="OrgBulletedList" text:continue-numbering="false">
        <text:list-item>
          <text:p text:style-name="Text_20_body"><text:span text:style-name="OrgCode">[✓] </text:span>Turn on the Relay API in the Console
</text:p>
        </text:list-item>
      </text:list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account_connection(<text:span text:style-name="OrgSrcFontLockVariableNameFace">first</text:span>:<text:s/><text:span text:style-name="OrgSrcFontLockTypeFace">10</text:span>)<text:s/>{</text:p>
      <text:p text:style-name="OrgSrcBlock"><text:s/><text:s/><text:s/><text:s/>edges<text:s/>{</text:p>
      <text:p text:style-name="OrgSrcBlock"><text:s/><text:s/><text:s/><text:s/><text:s/><text:s/>node<text:s/>{</text:p>
      <text:p text:style-name="OrgSrcBlock"><text:tab/>name</text:p>
      <text:p text:style-name="OrgSrcBlock"><text:tab/>orders<text:s/>{</text:p>
      <text:p text:style-name="OrgSrcBlock"><text:tab/><text:s/><text:s/>id</text:p>
      <text:p text:style-name="OrgSrcBlock"><text:tab/><text:s/><text:s/>region</text:p>
      <text:p text:style-name="OrgSrcBlock"><text:tab/><text:s/><text:s/>order_details<text:s/>{</text:p>
      <text:p text:style-name="OrgSrcBlock"><text:tab/><text:s/><text:s/><text:s/><text:s/>units</text:p>
      <text:p text:style-name="OrgSrcBlock"><text:tab/><text:s/><text:s/><text:s/><text:s/>product<text:s/>{</text:p>
      <text:p text:style-name="OrgSrcBlock"><text:tab/><text:s/><text:s/><text:s/><text:s/><text:s/><text:s/>name</text:p>
      <text:p text:style-name="OrgSrcBlock"><text:tab/><text:s/><text:s/><text:s/><text:s/><text:s/><text:s/>price</text:p>
      <text:p text:style-name="OrgSrcBlock"><text:tab/><text:s/><text:s/><text:s/><text:s/><text:s/><text:s/>sku</text:p>
      <text:p text:style-name="OrgSrcBlock"><text:tab/><text:s/><text:s/><text:s/><text:s/>}</text:p>
      <text:p text:style-name="OrgSrcBlock"><text:tab/><text:s/><text:s/>}</text:p>
      <text:p text:style-name="OrgSrcBlock"><text:tab/>}</text:p>
      <text:p text:style-name="OrgSrcBlock"><text:s/><text:s/><text:s/><text:s/><text:s/><text:s/>}</text:p>
      <text:p text:style-name="OrgSrcBlock"><text:s/><text:s/><text:s/><text:s/><text:s/><text:s/>cursor</text:p>
      <text:p text:style-name="OrgSrcBlock"><text:s/><text:s/><text:s/><text:s/>}</text:p>
      <text:p text:style-name="OrgSrcBlock"><text:s/><text:s/>}</text:p>
      <text:p text:style-name="OrgSrcBlockLastLine">}</text:p>
      <text:h text:style-name="Heading_20_2" text:outline-level="2" text:is-list-header="false">
<text:bookmark-start text:name="OrgXref.org2f38703"/>
<text:bookmark text:name="org2f38703"/>Queries
<text:bookmark-end text:name="OrgXref.org2f38703"/></text:h>
      <text:h text:style-name="Heading_20_3" text:outline-level="3" text:is-list-header="false">
<text:bookmark-start text:name="OrgXref.org3c01e26"/>
<text:bookmark text:name="org3c01e26"/><text:span text:style-name="OrgDone">DONE</text:span> Simple object queries
<text:bookmark-end text:name="OrgXref.org3c01e26"/></text:h>
      <text:h text:style-name="Heading_20_3" text:outline-level="3" text:is-list-header="false">
<text:bookmark-start text:name="OrgXref.orge7c1420"/>
<text:bookmark text:name="orge7c1420"/><text:span text:style-name="OrgDone">DONE</text:span> Nested object queries
<text:bookmark-end text:name="OrgXref.orge7c1420"/></text:h>
      <text:h text:style-name="Heading_20_3" text:outline-level="3" text:is-list-header="false">
<text:bookmark-start text:name="OrgXref.orgc6c3d70"/>
<text:bookmark text:name="orgc6c3d70"/><text:span text:style-name="OrgDone">DONE</text:span> Aggregation queries
<text:bookmark-end text:name="OrgXref.orgc6c3d70"/></text:h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account_aggregate<text:s/>{</text:p>
      <text:p text:style-name="OrgSrcBlock"><text:s/><text:s/><text:s/><text:s/>aggregate<text:s/>{</text:p>
      <text:p text:style-name="OrgSrcBlock"><text:s/><text:s/><text:s/><text:s/><text:s/><text:s/>count</text:p>
      <text:p text:style-name="OrgSrcBlock"><text:s/><text:s/><text:s/><text:s/>}</text:p>
      <text:p text:style-name="OrgSrcBlock"><text:s/><text:s/>}</text:p>
      <text:p text:style-name="OrgSrcBlockLastLine">}</text:p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account(<text:span text:style-name="OrgSrcFontLockVariableNameFace">limit</text:span>:<text:s/><text:span text:style-name="OrgSrcFontLockTypeFace">10</text:span>)<text:s/>{</text:p>
      <text:p text:style-name="OrgSrcBlock"><text:s/><text:s/><text:s/><text:s/>orders<text:s/>{</text:p>
      <text:p text:style-name="OrgSrcBlock"><text:s/><text:s/><text:s/><text:s/><text:s/><text:s/>order_details_aggregate<text:s/>{</text:p>
      <text:p text:style-name="OrgSrcBlock"><text:tab/>aggregate<text:s/>{</text:p>
      <text:p text:style-name="OrgSrcBlock"><text:tab/><text:s/><text:s/>sum<text:s/>{</text:p>
      <text:p text:style-name="OrgSrcBlock"><text:tab/><text:s/><text:s/><text:s/><text:s/>units</text:p>
      <text:p text:style-name="OrgSrcBlock"><text:tab/><text:s/><text:s/>}</text:p>
      <text:p text:style-name="OrgSrcBlock"><text:tab/>}</text:p>
      <text:p text:style-name="OrgSrcBlock"><text:s/><text:s/><text:s/><text:s/><text:s/><text:s/>}</text:p>
      <text:p text:style-name="OrgSrcBlock"><text:s/><text:s/><text:s/><text:s/>}</text:p>
      <text:p text:style-name="OrgSrcBlock"><text:s/><text:s/>}</text:p>
      <text:p text:style-name="OrgSrcBlockLastLine">}</text:p>
      <text:h text:style-name="Heading_20_3" text:outline-level="3" text:is-list-header="false">
<text:bookmark-start text:name="OrgXref.org8d97c97"/>
<text:bookmark text:name="org8d97c97"/><text:span text:style-name="OrgDone">DONE</text:span> Filter query results / search queries
<text:bookmark-end text:name="OrgXref.org8d97c97"/></text:h>
      <text:h text:style-name="Heading_20_3" text:outline-level="3" text:is-list-header="false">
<text:bookmark-start text:name="OrgXref.org40eac65"/>
<text:bookmark text:name="org40eac65"/><text:span text:style-name="OrgDone">DONE</text:span> Sort query results
<text:bookmark-end text:name="OrgXref.org40eac65"/></text:h>
      <text:h text:style-name="Heading_20_3" text:outline-level="3" text:is-list-header="false">
<text:bookmark-start text:name="OrgXref.org523f2dc"/>
<text:bookmark text:name="org523f2dc"/><text:span text:style-name="OrgDone">DONE</text:span> Distinct query results
<text:bookmark-end text:name="OrgXref.org523f2dc"/></text:h>
      <text:h text:style-name="Heading_20_3" text:outline-level="3" text:is-list-header="false">
<text:bookmark-start text:name="OrgXref.orgdb6c112"/>
<text:bookmark text:name="orgdb6c112"/><text:span text:style-name="OrgTodo">TODO</text:span> Using multiple arguments<text:tab/><text:span text:style-name="OrgTags">[<text:span text:style-name="OrgTag">DOES_NOT_INVOLVE_DB</text:span>]</text:span>
<text:bookmark-end text:name="OrgXref.orgdb6c112"/></text:h>
      <text:h text:style-name="Heading_20_3" text:outline-level="3" text:is-list-header="false">
<text:bookmark-start text:name="OrgXref.orgdb57b6b"/>
<text:bookmark text:name="orgdb57b6b"/><text:span text:style-name="OrgTodo">TODO</text:span> Multiple queries in a request<text:tab/><text:span text:style-name="OrgTags">[<text:span text:style-name="OrgTag">DOES_NOT_INVOLVE_DB</text:span>]</text:span>
<text:bookmark-end text:name="OrgXref.orgdb57b6b"/></text:h>
      <text:h text:style-name="Heading_20_3" text:outline-level="3" text:is-list-header="false">
<text:bookmark-start text:name="OrgXref.org63f2063"/>
<text:bookmark text:name="org63f2063"/><text:span text:style-name="OrgTodo">TODO</text:span> Using variables / aliases / fragments / directives<text:tab/><text:span text:style-name="OrgTags">[<text:span text:style-name="OrgTag">DOES_NOT_INVOLVE_DB</text:span>]</text:span>
<text:bookmark-end text:name="OrgXref.org63f2063"/></text:h>
      <text:h text:style-name="Heading_20_3" text:outline-level="3" text:is-list-header="false">
<text:bookmark-start text:name="OrgXref.org0e35edb"/>
<text:bookmark text:name="org0e35edb"/><text:span text:style-name="OrgTodo">TODO</text:span> Query performance
<text:bookmark-end text:name="OrgXref.org0e35edb"/></text:h>
      <text:h text:style-name="Heading_20_2" text:outline-level="2" text:is-list-header="false">
<text:bookmark-start text:name="OrgXref.orge4fad0a"/>
<text:bookmark text:name="orge4fad0a"/>Mutations
<text:bookmark-end text:name="OrgXref.orge4fad0a"/></text:h>
      <text:h text:style-name="Heading_20_3" text:outline-level="3" text:is-list-header="false">
<text:bookmark-start text:name="OrgXref.orgcb6a610"/>
<text:bookmark text:name="orgcb6a610"/><text:span text:style-name="OrgDone">DONE</text:span> Insert
<text:bookmark-end text:name="OrgXref.orgcb6a610"/></text:h>
      <text:h text:style-name="Heading_20_3" text:outline-level="3" text:is-list-header="false">
<text:bookmark-start text:name="OrgXref.orgbd0a2cc"/>
<text:bookmark text:name="orgbd0a2cc"/><text:span text:style-name="OrgTodo">TODO</text:span> Upsert
<text:bookmark-end text:name="OrgXref.orgbd0a2cc"/></text:h>
      <text:h text:style-name="Heading_20_3" text:outline-level="3" text:is-list-header="false">
<text:bookmark-start text:name="OrgXref.org0198eec"/>
<text:bookmark text:name="org0198eec"/><text:span text:style-name="OrgDone">DONE</text:span> Update
<text:bookmark-end text:name="OrgXref.org0198eec"/></text:h>
      <text:h text:style-name="Heading_20_3" text:outline-level="3" text:is-list-header="false">
<text:bookmark-start text:name="OrgXref.org43fb472"/>
<text:bookmark text:name="org43fb472"/><text:span text:style-name="OrgTodo">TODO</text:span> Delete
<text:bookmark-end text:name="OrgXref.org43fb472"/></text:h>
      <text:h text:style-name="Heading_20_3" text:outline-level="3" text:is-list-header="false">
<text:bookmark-start text:name="OrgXref.orgc1a16de"/>
<text:bookmark text:name="orgc1a16de"/><text:span text:style-name="OrgTodo">TODO</text:span> Multiple mutations in a request
<text:bookmark-end text:name="OrgXref.orgc1a16de"/></text:h>
      <text:h text:style-name="Heading_20_2" text:outline-level="2" text:is-list-header="false">
<text:bookmark-start text:name="OrgXref.org5e2d78f"/>
<text:bookmark text:name="org5e2d78f"/>Subscriptions
<text:bookmark-end text:name="OrgXref.org5e2d78f"/></text:h>
      <text:h text:style-name="Heading_20_3" text:outline-level="3" text:is-list-header="false">
<text:bookmark-start text:name="OrgXref.org5c11af2"/>
<text:bookmark text:name="org5c11af2"/><text:span text:style-name="OrgTodo">TODO</text:span> Live queries
<text:bookmark-end text:name="OrgXref.org5c11af2"/></text:h>
      <text:h text:style-name="Heading_20_2" text:outline-level="2" text:is-list-header="false">
<text:bookmark-start text:name="OrgXref.org516c1b0"/>
<text:bookmark text:name="org516c1b0"/>Supported Postgres types
<text:bookmark-end text:name="OrgXref.org516c1b0"/></text:h>
      <text:h text:style-name="Heading_20_3" text:outline-level="3" text:is-list-header="false">
<text:bookmark-start text:name="OrgXref.org9c0f28e"/>
<text:bookmark text:name="org9c0f28e"/><text:span text:style-name="OrgDone">DONE</text:span> Perform inserts on the <text:span text:style-name="OrgCode">misc</text:span> table.
<text:bookmark-end text:name="OrgXref.org9c0f28e"/></text:h>
      <text:p text:style-name="OrgSrcBlock">mutation<text:s/>{</text:p>
      <text:p text:style-name="OrgSrcBlock"><text:s/><text:s/>insert_misc(<text:span text:style-name="OrgSrcFontLockVariableNameFace">objects</text:span>:<text:s/>[</text:p>
      <text:p text:style-name="OrgSrcBlock"><text:s/><text:s/><text:s/><text:s/><text:s/><text:s/>{</text:p>
      <text:p text:style-name="OrgSrcBlock"><text:tab/><text:span text:style-name="OrgSrcFontLockVariableNameFace">bigint_field</text:span>:<text:s/><text:span text:style-name="OrgSrcFontLockTypeFace">1</text:span></text:p>
      <text:p text:style-name="OrgSrcBlock"><text:tab/>bigserial_field:<text:s/><text:span text:style-name="OrgSrcFontLockTypeFace">1</text:span></text:p>
      <text:p text:style-name="OrgSrcBlock"><text:tab/>boolean_field:<text:s/><text:span text:style-name="OrgSrcFontLockConstantFace">true</text:span></text:p>
      <text:p text:style-name="OrgSrcBlock"><text:tab/>box_field:<text:s/><text:span text:style-name="OrgSrcFontLockStringFace">"((0,0),(1,1))"</text:span></text:p>
      <text:p text:style-name="OrgSrcBlock"><text:tab/>bytea_field:<text:s/><text:span text:style-name="OrgSrcFontLockStringFace">"\\xDEADBEEF"</text:span></text:p>
      <text:p text:style-name="OrgSrcBlock"><text:tab/>character_field:<text:s/><text:span text:style-name="OrgSrcFontLockStringFace">"foo"</text:span></text:p>
      <text:p text:style-name="OrgSrcBlock"><text:tab/>character_varying_field:<text:s/><text:span text:style-name="OrgSrcFontLockStringFace">"bar"</text:span></text:p>
      <text:p text:style-name="OrgSrcBlock"><text:tab/>cidr_field:<text:s/><text:span text:style-name="OrgSrcFontLockStringFace">"192.168.100.128/25"</text:span></text:p>
      <text:p text:style-name="OrgSrcBlock"><text:tab/>circle_field:<text:s/><text:span text:style-name="OrgSrcFontLockStringFace">"0,0,1"</text:span></text:p>
      <text:p text:style-name="OrgSrcBlock"><text:tab/>date_field:<text:s/><text:span text:style-name="OrgSrcFontLockStringFace">"2022-01-01"</text:span></text:p>
      <text:p text:style-name="OrgSrcBlock"><text:tab/>double_precision_field:<text:s/><text:span text:style-name="OrgSrcFontLockTypeFace">9673143120</text:span>,</text:p>
      <text:p text:style-name="OrgSrcBlock"><text:tab/>inet_field:<text:s/><text:span text:style-name="OrgSrcFontLockStringFace">"192.168.0.1/24"</text:span></text:p>
      <text:p text:style-name="OrgSrcBlock"><text:tab/>integer_field:<text:s/><text:span text:style-name="OrgSrcFontLockTypeFace">1</text:span></text:p>
      <text:p text:style-name="OrgSrcBlock"><text:tab/>interval_field:<text:s/><text:span text:style-name="OrgSrcFontLockStringFace">"'1<text:s/>month<text:s/>ago'"</text:span></text:p>
      <text:p text:style-name="OrgSrcBlock"><text:tab/>json_field:<text:s/>{}</text:p>
      <text:p text:style-name="OrgSrcBlock"><text:tab/>jsonb_field:<text:s/>{}</text:p>
      <text:p text:style-name="OrgSrcBlock"><text:tab/>line_field:<text:s/><text:span text:style-name="OrgSrcFontLockStringFace">"0,0,1,1"</text:span></text:p>
      <text:p text:style-name="OrgSrcBlock"><text:tab/>lseg_field:<text:s/><text:span text:style-name="OrgSrcFontLockStringFace">"0,0,1,1"</text:span></text:p>
      <text:p text:style-name="OrgSrcBlock"><text:tab/>macaddr_field:<text:s/><text:span text:style-name="OrgSrcFontLockStringFace">"08:00:2b:01:02:03"</text:span></text:p>
      <text:p text:style-name="OrgSrcBlock"><text:tab/>macaddr8_field:<text:s/><text:span text:style-name="OrgSrcFontLockStringFace">"08:00:2b:01:02:03:04:05"</text:span></text:p>
      <text:p text:style-name="OrgSrcBlock"><text:tab/>money_field:<text:s/><text:span text:style-name="OrgSrcFontLockTypeFace">52093</text:span>.89</text:p>
      <text:p text:style-name="OrgSrcBlock"><text:tab/>numeric_field:<text:s/><text:span text:style-name="OrgSrcFontLockTypeFace">10</text:span></text:p>
      <text:p text:style-name="OrgSrcBlock"><text:tab/>path_field:<text:s/><text:span text:style-name="OrgSrcFontLockStringFace">"0,0,1,1,2,2,3,3,3,0,2,0,0,0"</text:span></text:p>
      <text:p text:style-name="OrgSrcBlock"><text:tab/>pg_lsn_field:<text:s/><text:span text:style-name="OrgSrcFontLockStringFace">"FFFFFFFF/FFFFFFFF"</text:span></text:p>
      <text:p text:style-name="OrgSrcBlock"><text:tab/>point_field:<text:s/><text:span text:style-name="OrgSrcFontLockStringFace">"0,0"</text:span></text:p>
      <text:p text:style-name="OrgSrcBlock"><text:tab/>polygon_field:<text:s/><text:span text:style-name="OrgSrcFontLockStringFace">"0,0,1,0,1,1,0,1"</text:span></text:p>
      <text:p text:style-name="OrgSrcBlock"><text:tab/>real_field:<text:s/><text:span text:style-name="OrgSrcFontLockTypeFace">3</text:span>.14159</text:p>
      <text:p text:style-name="OrgSrcBlock"><text:tab/>serial_field:<text:s/><text:span text:style-name="OrgSrcFontLockTypeFace">1</text:span></text:p>
      <text:p text:style-name="OrgSrcBlock"><text:tab/>smallint_field:<text:s/><text:span text:style-name="OrgSrcFontLockTypeFace">1</text:span></text:p>
      <text:p text:style-name="OrgSrcBlock"><text:tab/>smallserial_field:<text:s/><text:span text:style-name="OrgSrcFontLockTypeFace">1</text:span></text:p>
      <text:p text:style-name="OrgSrcBlock"><text:tab/>text_field:<text:s/><text:span text:style-name="OrgSrcFontLockStringFace">"abc"</text:span></text:p>
      <text:p text:style-name="OrgSrcBlock"><text:tab/>time_with_time_zone_field:<text:s/><text:span text:style-name="OrgSrcFontLockStringFace">"04:05:06<text:s/>PST"</text:span></text:p>
      <text:p text:style-name="OrgSrcBlock"><text:tab/>time_without_time_zone_field:<text:s/><text:span text:style-name="OrgSrcFontLockStringFace">"04:05:06"</text:span></text:p>
      <text:p text:style-name="OrgSrcBlock"><text:tab/>timestamp_with_time_zone_field:<text:s/><text:span text:style-name="OrgSrcFontLockStringFace">"2022-01-01<text:s/>04:05:06<text:s/>PST"</text:span></text:p>
      <text:p text:style-name="OrgSrcBlock"><text:tab/>timestamp_without_time_zone_field:<text:s/><text:span text:style-name="OrgSrcFontLockStringFace">"2022-01-01<text:s/>04:05:06"</text:span></text:p>
      <text:p text:style-name="OrgSrcBlock"><text:tab/>txid_snapshot_field:<text:s/><text:span text:style-name="OrgSrcFontLockStringFace">"566:566:"</text:span></text:p>
      <text:p text:style-name="OrgSrcBlock"><text:tab/>uuid_field:<text:s/><text:span text:style-name="OrgSrcFontLockStringFace">"61a41be6-4eb4-45a5-bfb5-b68c20e9ccde"</text:span></text:p>
      <text:p text:style-name="OrgSrcBlock"><text:tab/>xml_field:<text:s/><text:span text:style-name="OrgSrcFontLockStringFace">"&lt;?xml<text:s/>version=\"1.0\"?&gt;&lt;book&gt;&lt;title&gt;Manual&lt;/title&gt;&lt;chapter&gt;...&lt;/chapter&gt;&lt;/book&gt;"</text:span></text:p>
      <text:p text:style-name="OrgSrcBlock"><text:s/><text:s/><text:s/><text:s/><text:s/><text:s/>}</text:p>
      <text:p text:style-name="OrgSrcBlock"><text:s/><text:s/><text:s/><text:s/>])<text:s/>{</text:p>
      <text:p text:style-name="OrgSrcBlock"><text:s/><text:s/><text:s/><text:s/>returning<text:s/>{</text:p>
      <text:p text:style-name="OrgSrcBlock"><text:s/><text:s/><text:s/><text:s/><text:s/><text:s/>bigint_field</text:p>
      <text:p text:style-name="OrgSrcBlock"><text:s/><text:s/><text:s/><text:s/><text:s/><text:s/>bigserial_field</text:p>
      <text:p text:style-name="OrgSrcBlock"><text:s/><text:s/><text:s/><text:s/><text:s/><text:s/>boolean_field</text:p>
      <text:p text:style-name="OrgSrcBlock"><text:s/><text:s/><text:s/><text:s/><text:s/><text:s/>box_field</text:p>
      <text:p text:style-name="OrgSrcBlock"><text:s/><text:s/><text:s/><text:s/><text:s/><text:s/>bytea_field</text:p>
      <text:p text:style-name="OrgSrcBlock"><text:s/><text:s/><text:s/><text:s/><text:s/><text:s/>character_field</text:p>
      <text:p text:style-name="OrgSrcBlock"><text:s/><text:s/><text:s/><text:s/><text:s/><text:s/>character_varying_field</text:p>
      <text:p text:style-name="OrgSrcBlock"><text:s/><text:s/><text:s/><text:s/><text:s/><text:s/>cidr_field</text:p>
      <text:p text:style-name="OrgSrcBlock"><text:s/><text:s/><text:s/><text:s/><text:s/><text:s/>circle_field</text:p>
      <text:p text:style-name="OrgSrcBlock"><text:s/><text:s/><text:s/><text:s/><text:s/><text:s/>date_field</text:p>
      <text:p text:style-name="OrgSrcBlock"><text:s/><text:s/><text:s/><text:s/><text:s/><text:s/>double_precision_field</text:p>
      <text:p text:style-name="OrgSrcBlock"><text:s/><text:s/><text:s/><text:s/><text:s/><text:s/>inet_field</text:p>
      <text:p text:style-name="OrgSrcBlock"><text:s/><text:s/><text:s/><text:s/><text:s/><text:s/>integer_field</text:p>
      <text:p text:style-name="OrgSrcBlock"><text:s/><text:s/><text:s/><text:s/><text:s/><text:s/>interval_field</text:p>
      <text:p text:style-name="OrgSrcBlock"><text:s/><text:s/><text:s/><text:s/><text:s/><text:s/>json_field</text:p>
      <text:p text:style-name="OrgSrcBlock"><text:s/><text:s/><text:s/><text:s/><text:s/><text:s/>jsonb_field</text:p>
      <text:p text:style-name="OrgSrcBlock"><text:s/><text:s/><text:s/><text:s/><text:s/><text:s/>line_field</text:p>
      <text:p text:style-name="OrgSrcBlock"><text:s/><text:s/><text:s/><text:s/><text:s/><text:s/>lseg_field</text:p>
      <text:p text:style-name="OrgSrcBlock"><text:s/><text:s/><text:s/><text:s/><text:s/><text:s/>macaddr_field</text:p>
      <text:p text:style-name="OrgSrcBlock"><text:s/><text:s/><text:s/><text:s/><text:s/><text:s/>macaddr8_field</text:p>
      <text:p text:style-name="OrgSrcBlock"><text:s/><text:s/><text:s/><text:s/><text:s/><text:s/>money_field</text:p>
      <text:p text:style-name="OrgSrcBlock"><text:s/><text:s/><text:s/><text:s/><text:s/><text:s/>numeric_field</text:p>
      <text:p text:style-name="OrgSrcBlock"><text:s/><text:s/><text:s/><text:s/><text:s/><text:s/>path_field</text:p>
      <text:p text:style-name="OrgSrcBlock"><text:s/><text:s/><text:s/><text:s/><text:s/><text:s/>pg_lsn_field</text:p>
      <text:p text:style-name="OrgSrcBlock"><text:s/><text:s/><text:s/><text:s/><text:s/><text:s/>point_field</text:p>
      <text:p text:style-name="OrgSrcBlock"><text:s/><text:s/><text:s/><text:s/><text:s/><text:s/>polygon_field</text:p>
      <text:p text:style-name="OrgSrcBlock"><text:s/><text:s/><text:s/><text:s/><text:s/><text:s/>real_field</text:p>
      <text:p text:style-name="OrgSrcBlock"><text:s/><text:s/><text:s/><text:s/><text:s/><text:s/>serial_field</text:p>
      <text:p text:style-name="OrgSrcBlock"><text:s/><text:s/><text:s/><text:s/><text:s/><text:s/>smallint_field</text:p>
      <text:p text:style-name="OrgSrcBlock"><text:s/><text:s/><text:s/><text:s/><text:s/><text:s/>smallserial_field</text:p>
      <text:p text:style-name="OrgSrcBlock"><text:s/><text:s/><text:s/><text:s/><text:s/><text:s/>text_field</text:p>
      <text:p text:style-name="OrgSrcBlock"><text:s/><text:s/><text:s/><text:s/><text:s/><text:s/>time_with_time_zone_field</text:p>
      <text:p text:style-name="OrgSrcBlock"><text:s/><text:s/><text:s/><text:s/><text:s/><text:s/>time_without_time_zone_field</text:p>
      <text:p text:style-name="OrgSrcBlock"><text:s/><text:s/><text:s/><text:s/><text:s/><text:s/>timestamp_with_time_zone_field</text:p>
      <text:p text:style-name="OrgSrcBlock"><text:s/><text:s/><text:s/><text:s/><text:s/><text:s/>timestamp_without_time_zone_field</text:p>
      <text:p text:style-name="OrgSrcBlock"><text:s/><text:s/><text:s/><text:s/><text:s/><text:s/>txid_snapshot_field</text:p>
      <text:p text:style-name="OrgSrcBlock"><text:s/><text:s/><text:s/><text:s/><text:s/><text:s/>uuid_field</text:p>
      <text:p text:style-name="OrgSrcBlock"><text:s/><text:s/><text:s/><text:s/><text:s/><text:s/>xml_field</text:p>
      <text:p text:style-name="OrgSrcBlock"><text:s/><text:s/><text:s/><text:s/>}</text:p>
      <text:p text:style-name="OrgSrcBlock"><text:s/><text:s/>}</text:p>
      <text:p text:style-name="OrgSrcBlockLastLine">}</text:p>
      <text:h text:style-name="Heading_20_1" text:outline-level="1" text:is-list-header="false">
<text:bookmark-start text:name="OrgXref.org7dad820"/>
<text:bookmark text:name="org7dad820"/>Remote Schema
<text:bookmark-end text:name="OrgXref.org7dad820"/></text:h>
      <text:h text:style-name="Heading_20_2" text:outline-level="2" text:is-list-header="false">
<text:bookmark-start text:name="OrgXref.org210a75a"/>
<text:bookmark text:name="org210a75a"/>Remote relationships
<text:bookmark-end text:name="OrgXref.org210a75a"/></text:h>
      <text:h text:style-name="Heading_20_3" text:outline-level="3" text:is-list-header="false">
<text:bookmark-start text:name="OrgXref.org7970794"/>
<text:bookmark text:name="org7970794"/><text:span text:style-name="OrgTodo">TODO</text:span> To remote database
<text:bookmark-end text:name="OrgXref.org7970794"/></text:h>
      <text:h text:style-name="Heading_20_3" text:outline-level="3" text:is-list-header="false">
<text:bookmark-start text:name="OrgXref.orgf29dd78"/>
<text:bookmark text:name="orgf29dd78"/><text:span text:style-name="OrgTodo">TODO</text:span> To Remote Schema<text:tab/><text:span text:style-name="OrgTags">[<text:span text:style-name="OrgTag">DOES_NOT_INVOLVE_DB</text:span>]</text:span>
<text:bookmark-end text:name="OrgXref.orgf29dd78"/></text:h>
      <text:h text:style-name="Heading_20_2" text:outline-level="2" text:is-list-header="false">
<text:bookmark-start text:name="OrgXref.orgaf780a6"/>
<text:bookmark text:name="orgaf780a6"/>Authorization in remote schema
<text:bookmark-end text:name="OrgXref.orgaf780a6"/></text:h>
      <text:h text:style-name="Heading_20_3" text:outline-level="3" text:is-list-header="false">
<text:bookmark-start text:name="OrgXref.orgcdee305"/>
<text:bookmark text:name="orgcdee305"/><text:span text:style-name="OrgTodo">TODO</text:span> Forwarding auth context to/from remote schema<text:tab/><text:span text:style-name="OrgTags">[<text:span text:style-name="OrgTag">DOES_NOT_INVOLVE_DB</text:span>]</text:span>
<text:bookmark-end text:name="OrgXref.orgcdee305"/></text:h>
      <text:h text:style-name="Heading_20_3" text:outline-level="3" text:is-list-header="false">
<text:bookmark-start text:name="OrgXref.orgb0c6b77"/>
<text:bookmark text:name="orgb0c6b77"/><text:span text:style-name="OrgTodo">TODO</text:span> Remote schema permissions<text:tab/><text:span text:style-name="OrgTags">[<text:span text:style-name="OrgTag">DOES_NOT_INVOLVE_DB</text:span>]</text:span>
<text:bookmark-end text:name="OrgXref.orgb0c6b77"/></text:h>
      <text:h text:style-name="Heading_20_3" text:outline-level="3" text:is-list-header="false">
<text:bookmark-start text:name="OrgXref.org6e7383c"/>
<text:bookmark text:name="org6e7383c"/><text:span text:style-name="OrgTodo">TODO</text:span> Bypassing Hasura's auth for remote schema<text:tab/><text:span text:style-name="OrgTags">[<text:span text:style-name="OrgTag">DOES_NOT_INVOLVE_DB</text:span>]</text:span>
<text:bookmark-end text:name="OrgXref.org6e7383c"/></text:h>
      <text:h text:style-name="Heading_20_1" text:outline-level="1" text:is-list-header="false">
<text:bookmark-start text:name="OrgXref.org1a3f72d"/>
<text:bookmark text:name="org1a3f72d"/>Event Triggers
<text:bookmark-end text:name="OrgXref.org1a3f72d"/></text:h>
      <text:h text:style-name="Heading_20_2" text:outline-level="2" text:is-list-header="false">
<text:bookmark-start text:name="OrgXref.org215bf6c"/>
<text:bookmark text:name="org215bf6c"/>Creating an Event Trigger
<text:bookmark-end text:name="OrgXref.org215bf6c"/></text:h>
      <text:h text:style-name="Heading_20_3" text:outline-level="3" text:is-list-header="false">
<text:bookmark-start text:name="OrgXref.org0882e0e"/>
<text:bookmark text:name="org0882e0e"/><text:span text:style-name="OrgTodo">TODO</text:span> Create an insert trigger
<text:bookmark-end text:name="OrgXref.org0882e0e"/></text:h>
      <text:h text:style-name="Heading_20_3" text:outline-level="3" text:is-list-header="false">
<text:bookmark-start text:name="OrgXref.org3bfe3e3"/>
<text:bookmark text:name="org3bfe3e3"/><text:span text:style-name="OrgTodo">TODO</text:span> Create an update trigger
<text:bookmark-end text:name="OrgXref.org3bfe3e3"/></text:h>
      <text:list text:style-name="OrgBulletedList" text:continue-numbering="false">
        <text:list-item>
          <text:p text:style-name="Text_20_body"><text:span text:style-name="OrgCode">[ ] </text:span>Perform a mutation to update an order
</text:p>
        </text:list-item>
        <text:list-item>
          <text:p text:style-name="Text_20_body"><text:span text:style-name="OrgCode">[ ] </text:span>Update an order from the Console
</text:p>
        </text:list-item>
      </text:list>
      <text:p text:style-name="OrgSrcBlock"><text:span text:style-name="OrgSrcFontLockKeywordFace">mutation</text:span><text:s/><text:span text:style-name="OrgSrcFontLockFunctionNameFace">MyMutation</text:span><text:s/>{</text:p>
      <text:p text:style-name="OrgSrcBlock"><text:s/><text:s/>update_order_by_pk(<text:span text:style-name="OrgSrcFontLockVariableNameFace">pk_columns</text:span>:<text:s/>{<text:span text:style-name="OrgSrcFontLockVariableNameFace">id</text:span>:<text:s/><text:span text:style-name="OrgSrcFontLockStringFace">"1564344e-e528-43de-b88e-dab9c3efa44e"</text:span>},<text:s/>_set:<text:s/>{state:<text:s/><text:span text:style-name="OrgSrcFontLockStringFace">"fulfilled"</text:span>})<text:s/>{</text:p>
      <text:p text:style-name="OrgSrcBlock"><text:s/><text:s/><text:s/><text:s/>id</text:p>
      <text:p text:style-name="OrgSrcBlock"><text:s/><text:s/><text:s/><text:s/>state</text:p>
      <text:p text:style-name="OrgSrcBlock"><text:s/><text:s/>}</text:p>
      <text:p text:style-name="OrgSrcBlockLastLine">}</text:p>
      <text:list text:style-name="OrgBulletedList" text:continue-numbering="false">
        <text:list-item>
          <text:p text:style-name="Text_20_body"><text:span text:style-name="OrgCode">[ ] </text:span>Check the events logs
</text:p>
        </text:list-item>
      </text:list>
      <text:h text:style-name="Heading_20_1" text:outline-level="1" text:is-list-header="false">
<text:bookmark-start text:name="OrgXref.orge31bf29"/>
<text:bookmark text:name="orge31bf29"/>Scheduled Triggers
<text:bookmark-end text:name="OrgXref.orge31bf29"/></text:h>
      <text:h text:style-name="Heading_20_2" text:outline-level="2" text:is-list-header="false">
<text:bookmark-start text:name="OrgXref.org2b4594f"/>
<text:bookmark text:name="org2b4594f"/>Creating a chron trigger
<text:bookmark-end text:name="OrgXref.org2b4594f"/></text:h>
      <text:h text:style-name="Heading_20_3" text:outline-level="3" text:is-list-header="false">
<text:bookmark-start text:name="OrgXref.orgbe8f23c"/>
<text:bookmark text:name="orgbe8f23c"/><text:span text:style-name="OrgTodo">TODO</text:span> Create a chron trigger
<text:bookmark-end text:name="OrgXref.orgbe8f23c"/></text:h>
      <text:list text:style-name="OrgBulletedList" text:continue-numbering="false">
        <text:list-item>
          <text:p text:style-name="Text_20_body"><text:span text:style-name="OrgCode">[ ] </text:span>Allow time to pass
</text:p>
        </text:list-item>
        <text:list-item>
          <text:p text:style-name="Text_20_body"><text:span text:style-name="OrgCode">[ ] </text:span>Check the events logs
</text:p>
        </text:list-item>
      </text:list>
      <text:h text:style-name="Heading_20_2" text:outline-level="2" text:is-list-header="false">
<text:bookmark-start text:name="OrgXref.org3b552d8"/>
<text:bookmark text:name="org3b552d8"/>Creating a one-off scheduled event
<text:bookmark-end text:name="OrgXref.org3b552d8"/></text:h>
      <text:h text:style-name="Heading_20_3" text:outline-level="3" text:is-list-header="false">
<text:bookmark-start text:name="OrgXref.org5329336"/>
<text:bookmark text:name="org5329336"/><text:span text:style-name="OrgTodo">TODO</text:span> Create a one-off scheduled event
<text:bookmark-end text:name="OrgXref.org5329336"/></text:h>
      <text:h text:style-name="Heading_20_2" text:outline-level="2" text:is-list-header="false">
<text:bookmark-start text:name="OrgXref.org3894d37"/>
<text:bookmark text:name="org3894d37"/>Cleaning up scheduled triggers data
<text:bookmark-end text:name="OrgXref.org3894d37"/></text:h>
      <text:h text:style-name="Heading_20_3" text:outline-level="3" text:is-list-header="false">
<text:bookmark-start text:name="OrgXref.orgae83ca2"/>
<text:bookmark text:name="orgae83ca2"/><text:span text:style-name="OrgTodo">TODO</text:span> Clear Everything
<text:bookmark-end text:name="OrgXref.orgae83ca2"/></text:h>
      <text:list text:style-name="OrgBulletedList" text:continue-numbering="false">
        <text:list-item>
          <text:p text:style-name="Text_20_body"><text:span text:style-name="OrgCode">[ ] </text:span>Cron triggers
</text:p>
          <text:p text:style-name="OrgSrcBlockLastLine"><text:span text:style-name="OrgSrcFontLockBuiltinFace">DELETE</text:span><text:s/><text:span text:style-name="OrgSrcFontLockKeywordFace">FROM</text:span><text:s/>hdb_catalog.hdb_cron_events;</text:p>
        </text:list-item>
        <text:list-item>
          <text:p text:style-name="Text_20_body"><text:span text:style-name="OrgCode">[ ] </text:span>Scheduled events
</text:p>
          <text:p text:style-name="OrgSrcBlockLastLine"><text:span text:style-name="OrgSrcFontLockBuiltinFace">DELETE</text:span><text:s/><text:span text:style-name="OrgSrcFontLockKeywordFace">FROM</text:span><text:s/>hdb_catalog.hdb_scheduled_events;</text:p>
        </text:list-item>
      </text:list>
      <text:h text:style-name="Heading_20_1" text:outline-level="1" text:is-list-header="false">
<text:bookmark-start text:name="OrgXref.org1f51839"/>
<text:bookmark text:name="org1f51839"/>Test Matrix
<text:bookmark-end text:name="OrgXref.org1f51839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Function</text:p>
              </table:table-cell>
              <table:table-cell table:style-name="OrgTblCellTB">
                <text:p text:style-name="OrgTableHeadingLeft">Test</text:p>
              </table:table-cell>
              <table:table-cell table:style-name="OrgTblCellTB">
                <text:p text:style-name="OrgTableHeadingLeft">Outcome</text:p>
              </table:table-cell>
              <table:table-cell table:style-name="OrgTblCellTB">
                <text:p text:style-name="OrgTableHeadingLeft">Comments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Remote Relationships</text:p>
              </table:table-cell>
              <table:table-cell table:style-name="OrgTblCellT">
                <text:p text:style-name="OrgTableContentsLeft">NO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>Remote Schema connect to GraphQL servers</text:p>
              </table:table-cell>
            </table:table-row>
            <table:table-row>
              <table:table-cell table:style-name="OrgTblCell">
                <text:p text:style-name="OrgTableContentsLeft">Add Databas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dd tables and relationships in Consol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erform CRUD operations in API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et up and use table relationship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rack view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anually add relationships to view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Query across view/table relationship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rack a function as a table and us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rack a function as a computed field and us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e defaults for field value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e a native enum as a Hasura enum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e a table as a Hasura enum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ustomize field-names in API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Data validation with a database constraint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est using the Relay API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Simple object querie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ested object queries (involves JOINs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ggregation queries (count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>We didn't test min, max, avg, etc.</text:p>
              </table:table-cell>
            </table:table-row>
            <table:table-row>
              <table:table-cell table:style-name="OrgTblCell">
                <text:p text:style-name="OrgTableContentsLeft">Filter queries (involves WHERE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ort queries (involves ORDER BY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istinct queries (involves DISTINCT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Limit queries (involves LIMIT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ing multiple arguments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Multiple queries in a request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Multiple variables / aliases / fragments / directives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INSERT (see "Perform CRUD operations in API" abov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PDATE (see "Perform CRUD operations in API" abov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ELETE (see "Perform CRUD operations in API" above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ON CONFLICT (an "upsert")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Multiple mutations in a request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Subscriptions (Live Queries)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est all Postgres/Hasura types (mutation, query)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Remote Database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Creating event trigger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FAIL</text:p>
              </table:table-cell>
              <table:table-cell table:style-name="OrgTblCell">
                <text:p text:style-name="OrgTableContentsLeft">Needs a Hasura fix</text:p>
              </table:table-cell>
            </table:table-row>
            <table:table-row>
              <table:table-cell table:style-name="OrgTblCell">
                <text:p text:style-name="OrgTableContentsLeft">Creating a chron trigger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eeds a Hasura fix</text:p>
              </table:table-cell>
            </table:table-row>
            <table:table-row>
              <table:table-cell table:style-name="OrgTblCell">
                <text:p text:style-name="OrgTableContentsLeft">Creating a one-off scheduled event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eeds a Hasura fix</text:p>
              </table:table-cell>
            </table:table-row>
            <table:table-row>
              <table:table-cell table:style-name="OrgTblCell">
                <text:p text:style-name="OrgTableContentsLeft">Cleaning up scheduled trigger data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eeds a Hasura fix</text:p>
              </table:table-cell>
            </table:table-row>
            <table:table-row>
              <table:table-cell table:style-name="OrgTblCell">
                <text:p text:style-name="OrgTableContentsLeft">CI/CD: hasura metadata (apply, clear, reload, status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CI/CD: hasura migrate (apply, apply –down all, delete)</text:p>
              </table:table-cell>
              <table:table-cell table:style-name="OrgTblCellB">
                <text:p text:style-name="OrgTableContentsLeft">YES</text:p>
              </table:table-cell>
              <table:table-cell table:style-name="OrgTblCellB">
                <text:p text:style-name="OrgTableContentsLeft">SUCCESS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2b29bc9"/>
<text:bookmark text:name="org2b29bc9"/>NOTES
<text:bookmark-end text:name="OrgXref.org2b29bc9"/></text:h>
      <text:list text:style-name="OrgDescriptionList" text:continue-numbering="false">
        <text:list-item>
          <text:p text:style-name="Text_20_body_20_bold">Test</text:p>
          <text:list text:style-name="OrgDescriptionList" text:continue-numbering="true">
            <text:list-item>
              <text:p text:style-name="Text_20_body">do we test this (YES, NO, TBD)
</text:p>
            </text:list-item>
          </text:list>
        </text:list-item>
        <text:list-item>
          <text:p text:style-name="Text_20_body_20_bold">YES</text:p>
          <text:list text:style-name="OrgDescriptionList" text:continue-numbering="true">
            <text:list-item>
              <text:p text:style-name="Text_20_body">we should test this (and have)
</text:p>
            </text:list-item>
          </text:list>
        </text:list-item>
        <text:list-item>
          <text:p text:style-name="Text_20_body_20_bold">NO</text:p>
          <text:list text:style-name="OrgDescriptionList" text:continue-numbering="true">
            <text:list-item>
              <text:p text:style-name="Text_20_body">we may not need to test this
</text:p>
            </text:list-item>
          </text:list>
        </text:list-item>
        <text:list-item>
          <text:p text:style-name="Text_20_body_20_bold">TBD</text:p>
          <text:list text:style-name="OrgDescriptionList" text:continue-numbering="true">
            <text:list-item>
              <text:p text:style-name="Text_20_body">we should test this (but have not yet, possibly because we
  cannot)
</text:p>
            </text:list-item>
          </text:list>
        </text:list-item>
        <text:list-item>
          <text:p text:style-name="Text_20_body_20_bold">SUCCESS</text:p>
          <text:list text:style-name="OrgDescriptionList" text:continue-numbering="true">
            <text:list-item>
              <text:p text:style-name="Text_20_body">we tested it and it passed
</text:p>
            </text:list-item>
          </text:list>
        </text:list-item>
        <text:list-item>
          <text:p text:style-name="Text_20_body_20_bold">FAIL</text:p>
          <text:list text:style-name="OrgDescriptionList" text:continue-numbering="true">
            <text:list-item>
              <text:p text:style-name="Text_20_body">we tested it and it did not pass
</text:p>
            </text:list-item>
          </text:list>
        </text:list-item>
        <text:list-item>
          <text:p text:style-name="Text_20_body_20_bold">"We forgot to test this!"</text:p>
          <text:list text:style-name="OrgDescriptionList" text:continue-numbering="true">
            <text:list-item>
              <text:p text:style-name="Text_20_body">either we forgot, or we suspect we may
  not need to (e.g. "Remote Database")
</text:p>
            </text:list-item>
          </text:list>
        </text:list-item>
        <text:list-item>
          <text:p text:style-name="Text_20_body_20_bold">"Doesn't actually involve the DB"</text:p>
          <text:list text:style-name="OrgDescriptionList" text:continue-numbering="true">
            <text:list-item>
              <text:p text:style-name="Text_20_body">a Hasura function which we
  believe shouldn't work differently on BDR, since the function
  doesn't actually interact with the database.
</text:p>
            </text:list-item>
          </text:list>
        </text:list-item>
        <text:list-item>
          <text:p text:style-name="Text_20_body_20_bold">"Needs a Hasura fix"</text:p>
          <text:list text:style-name="OrgDescriptionList" text:continue-numbering="true">
            <text:list-item>
              <text:p text:style-name="Text_20_body">either we have a FAIL test or a TBD test,
  because of an identified gap in Hasura that needs to be fixed.
</text:p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BuiltinFace" style:family="text">
      <style:text-properties fo:color="#23d7d7"/>
    </style:style>
    <style:style style:name="OrgSrcFontLockConstantFace" style:family="text">
      <style:text-properties fo:color="#008b8b"/>
    </style:style>
    <style:style style:name="OrgSrcFontLockStringFace" style:family="text">
      <style:text-properties fo:color="#e67128"/>
    </style:style>
    <style:style style:name="OrgSrcFontLockTypeFace" style:family="text">
      <style:text-properties fo:color="#34cae2"/>
    </style:style>
    <style:style style:name="OrgSrcFontLockVariableNameFace" style:family="text">
      <style:text-properties fo:color="#dbdb95"/>
    </style:style>
    <style:style style:name="OrgSrcBlock" style:family="paragraph" style:parent-style-name="Preformatted_20_Text">
      <style:paragraph-properties fo:background-color="#2d3743" fo:padding="0.049cm" fo:border="0.51pt solid #000000" style:shadow="none">
        <style:background-image/>
      </style:paragraph-properties>
      <style:text-properties fo:color="#e1e1e0"/>
    </style:style>
    <style:style style:name="OrgSrcFontLockFunctionNameFace" style:family="text">
      <style:text-properties fo:color="#00ede1"/>
    </style:style>
    <style:style style:name="OrgSrcFontLockKeywordFace" style:family="text">
      <style:text-properties fo:color="#ffad29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avid A. Ventimiglia</dc:creator>
    <meta:initial-creator>David A. Ventimiglia</meta:initial-creator>
    <dc:date>2022-06-03</dc:date>
    <meta:creation-date>2022-06-03</meta:creation-date>
    <meta:generator>Emacs 29.0.50 (Org mode 9.5.3)</meta:generator>
    <meta:keyword/>
    <dc:subject/>
    <dc:title>EDB Test Plan</dc:title>
  </office:meta>
</office:document-meta>
</file>